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77621" officeooo:paragraph-rsid="00177621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8pt" officeooo:rsid="00177621" officeooo:paragraph-rsid="0017762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77621" officeooo:paragraph-rsid="0018262c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9df08" officeooo:paragraph-rsid="0019df08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c9815" officeooo:paragraph-rsid="001c9815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18262c" officeooo:paragraph-rsid="0018262c" style:font-size-asian="18pt" style:font-size-complex="18pt"/>
    </style:style>
    <style:style style:name="T1" style:family="text">
      <style:text-properties officeooo:rsid="00181235"/>
    </style:style>
    <style:style style:name="T2" style:family="text">
      <style:text-properties officeooo:rsid="0018262c"/>
    </style:style>
    <style:style style:name="T3" style:family="text">
      <style:text-properties officeooo:rsid="001bba19"/>
    </style:style>
    <style:style style:name="T4" style:family="text">
      <style:text-properties officeooo:rsid="001d5981"/>
    </style:style>
    <style:style style:name="T5" style:family="text">
      <style:text-properties officeooo:rsid="001e95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DE 27/01/2020</text:p>
      <text:p text:style-name="P1"/>
      <text:p text:style-name="P2">TIPOS DE ERRORES</text:p>
      <text:p text:style-name="P2"><text:tab/></text:p>
      <text:p text:style-name="P2"><text:tab/>Error de escala:</text:p>
      <text:p text:style-name="P2"><text:tab/><text:tab/></text:p>
      <text:p text:style-name="P2"><text:tab/><text:tab/>* <text:span text:style-name="T2">R</text:span>esolucion del instrumento de medicion</text:p>
      <text:p text:style-name="P2"><text:tab/><text:tab/>* Analogico <text:span text:style-name="T1">=&gt; Minima separacion entre marcas </text:span></text:p>
      <text:p text:style-name="P3"><text:tab/><text:tab/><text:span text:style-name="T2">{</text:span></text:p>
      <text:p text:style-name="P3"><text:tab/><text:tab/><text:tab/><text:span text:style-name="T2">detY= resolucion/2 =&gt; incertidumbre</text:span></text:p>
      <text:p text:style-name="P6"><text:tab/><text:tab/>}</text:p>
      <text:p text:style-name="P2"/>
      <text:p text:style-name="P2"/>
      <text:p text:style-name="P2"><text:tab/><text:tab/>* <text:span text:style-name="T2">Digital =&gt; <text:s/>Digito de menor valor que exhibe el aparato</text:span></text:p>
      <text:p text:style-name="P2"/>
      <text:p text:style-name="P4"><text:tab/>Error sistematico:</text:p>
      <text:p text:style-name="P4"><text:tab/><text:tab/>Se debe a errores en los instrumentos de medicion o al <text:tab/><text:tab/><text:tab/>metodo de trabajo +Mismo signo</text:p>
      <text:p text:style-name="P4"/>
      <text:p text:style-name="P4"><text:tab/><text:span text:style-name="T3">Error aleatorio:</text:span></text:p>
      <text:p text:style-name="P4"><text:tab/><text:tab/></text:p>
      <text:p text:style-name="P4"><text:tab/><text:tab/>* <text:span text:style-name="T3">Ocurre de manera impredecible (al azar)</text:span></text:p>
      <text:p text:style-name="P4"><text:tab/><text:tab/>* <text:span text:style-name="T3">No tienen el mismo valor ni signo</text:span></text:p>
      <text:p text:style-name="P4"><text:tab/><text:tab/>* <text:span text:style-name="T3">No se pueden corregir</text:span></text:p>
      <text:p text:style-name="P4"><text:tab/><text:tab/>* <text:span text:style-name="T3">Se desconocen sus causas </text:span></text:p>
      <text:p text:style-name="P4"/>
      <text:p text:style-name="P5"><text:tab/>Error absoluto:</text:p>
      <text:p text:style-name="P5"><text:tab/><text:tab/></text:p>
      <text:p text:style-name="P5"><text:tab/><text:tab/>* Diferencia entre el resultado de la medicion <text:span text:style-name="T5">Y</text:span>* y el valor <text:tab/><text:tab/>real o verdadero <text:span text:style-name="T5">Y</text:span></text:p>
      <text:p text:style-name="P5"/>
      <text:p text:style-name="P5"><text:soft-page-break/><text:tab/><text:tab/>EAM = Y*-Y<text:tab/>(Es positivo o negativa)</text:p>
      <text:p text:style-name="P5"/>
      <text:p text:style-name="P5"><text:tab/><text:span text:style-name="T4">Error relativo:</text:span></text:p>
      <text:p text:style-name="P5"><text:tab/></text:p>
      <text:p text:style-name="P5"><text:tab/><text:tab/><text:span text:style-name="T4">ERM = EAM/Y * 100</text:span></text:p>
      <text:p text:style-name="P5"/>
      <text:p text:style-name="P5"><text:tab/><text:tab/>* <text:span text:style-name="T4">Es adimencional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7T18:19:28.103569705</meta:creation-date>
    <dc:date>2020-01-27T18:42:38.952698964</dc:date>
    <meta:editing-duration>PT23M14S</meta:editing-duration>
    <meta:editing-cycles>10</meta:editing-cycles>
    <meta:generator>LibreOffice/6.3.4.2.0$Linux_X86_64 LibreOffice_project/30$Build-2</meta:generator>
    <meta:document-statistic meta:table-count="0" meta:image-count="0" meta:object-count="0" meta:page-count="2" meta:paragraph-count="27" meta:word-count="119" meta:character-count="704" meta:non-whitespace-character-count="554"/>
  </office:meta>
</office:document-meta>
</file>